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tyle="normal" fo:font-weight="normal" officeooo:rsid="00166cb0" officeooo:paragraph-rsid="00166cb0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Calibri" fo:font-style="normal" fo:font-weight="normal" officeooo:rsid="00166cb0" officeooo:paragraph-rsid="00166cb0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libri" fo:font-style="normal" style:text-underline-style="solid" style:text-underline-width="auto" style:text-underline-color="font-color" fo:font-weight="normal" officeooo:rsid="00166cb0" officeooo:paragraph-rsid="00166cb0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" fo:font-style="italic" fo:font-weight="bold" officeooo:rsid="00166cb0" officeooo:paragraph-rsid="00166cb0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" fo:font-size="11pt" fo:font-style="normal" style:text-underline-style="none" fo:font-weight="normal" officeooo:rsid="00166cb0" officeooo:paragraph-rsid="00166cb0" style:font-size-asian="9.60000038146973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libri" fo:font-size="11pt" fo:font-style="normal" style:text-underline-style="none" fo:font-weight="normal" officeooo:rsid="0017eaa4" officeooo:paragraph-rsid="0017eaa4" style:font-size-asian="9.60000038146973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libri" fo:font-size="11pt" fo:font-style="italic" style:text-underline-style="none" fo:font-weight="bold" officeooo:rsid="00166cb0" officeooo:paragraph-rsid="00166cb0" style:font-size-asian="9.60000038146973pt" style:font-style-asian="italic" style:font-weight-asian="bold" style:font-size-complex="11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alibri" fo:font-size="11pt" fo:font-style="italic" style:text-underline-style="none" fo:font-weight="bold" officeooo:rsid="00166cb0" officeooo:paragraph-rsid="0017eaa4" style:font-size-asian="9.60000038146973pt" style:font-style-asian="italic" style:font-weight-asian="bold" style:font-size-complex="11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alibri" fo:font-size="11pt" fo:font-style="italic" style:text-underline-style="none" fo:font-weight="bold" officeooo:rsid="00166cb0" officeooo:paragraph-rsid="001a557a" style:font-size-asian="9.60000038146973pt" style:font-style-asian="italic" style:font-weight-asian="bold" style:font-size-complex="11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Calibri" fo:font-size="11pt" fo:font-style="italic" style:text-underline-style="none" fo:font-weight="bold" officeooo:rsid="001a557a" officeooo:paragraph-rsid="001a557a" style:font-size-asian="9.60000038146973pt" style:font-style-asian="italic" style:font-weight-asian="bold" style:font-size-complex="11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alibri" fo:font-size="11pt" fo:font-style="italic" style:text-underline-style="none" fo:font-weight="bold" officeooo:rsid="0017eaa4" officeooo:paragraph-rsid="0017eaa4" style:font-size-asian="9.60000038146973pt" style:font-style-asian="italic" style:font-weight-asian="bold" style:font-size-complex="11pt" style:font-style-complex="italic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Calibri" fo:font-size="11pt" fo:font-style="italic" style:text-underline-style="none" fo:font-weight="bold" officeooo:rsid="0016ef45" officeooo:paragraph-rsid="0016ef45" style:font-size-asian="9.60000038146973pt" style:font-style-asian="italic" style:font-weight-asian="bold" style:font-size-complex="11pt" style:font-style-complex="italic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Calibri" fo:font-size="11pt" fo:font-style="italic" style:text-underline-style="none" fo:font-weight="bold" officeooo:rsid="0016ef45" officeooo:paragraph-rsid="0016f29b" style:font-size-asian="9.60000038146973pt" style:font-style-asian="italic" style:font-weight-asian="bold" style:font-size-complex="11pt" style:font-style-complex="italic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Calibri" fo:font-size="11pt" fo:font-style="normal" style:text-underline-style="none" fo:font-weight="bold" officeooo:rsid="0017eaa4" officeooo:paragraph-rsid="0017eaa4" style:font-size-asian="9.60000038146973pt" style:font-style-asian="normal" style:font-weight-asian="bold" style:font-size-complex="11pt" style:font-style-complex="normal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17eaa4"/>
    </style:style>
    <style:style style:name="P16" style:family="paragraph" style:parent-style-name="Standard" style:list-style-name="L2">
      <style:paragraph-properties fo:text-align="start" style:justify-single-word="false"/>
      <style:text-properties officeooo:paragraph-rsid="001adb94"/>
    </style:style>
    <style:style style:name="P17" style:family="paragraph" style:parent-style-name="Standard" style:list-style-name="L2">
      <style:paragraph-properties fo:text-align="start" style:justify-single-word="false"/>
      <style:text-properties fo:font-weight="bold" officeooo:paragraph-rsid="001adb94" style:font-weight-asian="bold" style:font-weight-complex="bold"/>
    </style:style>
    <style:style style:name="T1" style:family="text">
      <style:text-properties officeooo:rsid="0008a35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6f29b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7eaa4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b4c68" style:font-weight-asian="normal" style:font-weight-complex="normal"/>
    </style:style>
    <style:style style:name="T10" style:family="text">
      <style:text-properties style:font-name="Calibri" fo:font-size="11pt" fo:font-style="normal" style:text-underline-style="none" fo:font-weight="normal" officeooo:rsid="0017eaa4" style:font-size-asian="9.60000038146973pt" style:font-style-asian="normal" style:font-weight-asian="normal" style:font-size-complex="11pt" style:font-style-complex="normal" style:font-weight-complex="normal"/>
    </style:style>
    <style:style style:name="T11" style:family="text">
      <style:text-properties style:font-name="Calibri" fo:font-size="11pt" fo:font-style="normal" style:text-underline-style="none" fo:font-weight="normal" officeooo:rsid="001adb94" style:font-size-asian="9.60000038146973pt" style:font-style-asian="normal" style:font-weight-asian="normal" style:font-size-complex="11pt" style:font-style-complex="normal" style:font-weight-complex="normal"/>
    </style:style>
    <style:style style:name="T12" style:family="text">
      <style:text-properties style:font-name="Calibri" fo:font-size="11pt" fo:font-style="normal" style:text-underline-style="none" fo:font-weight="normal" officeooo:rsid="00229cc3" style:font-size-asian="9.60000038146973pt" style:font-style-asian="normal" style:font-weight-asian="normal" style:font-size-complex="11pt" style:font-style-complex="normal" style:font-weight-complex="normal"/>
    </style:style>
    <style:style style:name="T13" style:family="text">
      <style:text-properties style:font-name="Calibri" fo:font-size="11pt" fo:font-style="normal" style:text-underline-style="none" fo:font-weight="bold" officeooo:rsid="0017eaa4" style:font-size-asian="9.60000038146973pt" style:font-style-asian="normal" style:font-weight-asian="bold" style:font-size-complex="11pt" style:font-style-complex="normal" style:font-weight-complex="bold"/>
    </style:style>
    <style:style style:name="T14" style:family="text">
      <style:text-properties style:font-name="Calibri" fo:font-size="11pt" fo:font-style="normal" style:text-underline-style="none" fo:font-weight="bold" officeooo:rsid="001adb94" style:font-size-asian="9.60000038146973pt" style:font-style-asian="normal" style:font-weight-asian="bold" style:font-size-complex="11pt" style:font-style-complex="normal" style:font-weight-complex="bold"/>
    </style:style>
    <style:style style:name="T15" style:family="text">
      <style:text-properties style:font-name="Calibri" fo:font-size="11pt" fo:font-style="normal" style:text-underline-style="none" officeooo:rsid="00229cc3" style:font-size-asian="9.60000038146973pt" style:font-style-asian="normal" style:font-size-complex="11pt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</text:span>icolò Baroncini (1834907) <text:s text:c="60"/><text:span text:style-name="T2">DESCRIZIONE GENERALE</text:span></text:p>
      <text:p text:style-name="P2">Leonardo Cataldi (1846379)</text:p>
      <text:p text:style-name="P2"/>
      <text:p text:style-name="P4">Nome del sito web: <text:span text:style-name="T6">StudyFellas</text:span></text:p>
      <text:p text:style-name="P3"/>
      <text:p text:style-name="P5">Il nostro sito vuole consentire la creazione di gruppi studio e la partecipazione a gruppi studio già esistenti. All’interno del gruppo sarà possibile condividere file, visualizzare gli altri partecipanti al gruppo, visualizzare la descrizione del gruppo e abbandonare il gruppo.</text:p>
      <text:p text:style-name="P5"/>
      <text:p text:style-name="P7">Ruoli previsti e funzionalità ad essi offerte:</text:p>
      <text:p text:style-name="P7"/>
      <text:list xml:id="list1758794482" text:style-name="L1">
        <text:list-item>
          <text:p text:style-name="P12"><text:span text:style-name="T7">Amministratore:</text:span><text:span text:style-name="T3"> ha accesso alle funzionalità dell’utente leader per ogni gruppo. E’ inoltre in grado di aggiungere e rimuovere esami dalla lista degli esami.</text:span></text:p>
        </text:list-item>
        <text:list-item>
          <text:p text:style-name="P13"><text:span text:style-name="T7">Utente: </text:span><text:span text:style-name="T3">può visualizzare la lista dei gruppi a cui partecipa. Può cercare nuovi gruppi mediante l’apposita barra di ricerca, e fare richiesta per aggiungersi ad un nuovo gruppo. Può condividere file nei gruppi a cui partecipa, e visualizzarne </text:span><text:span text:style-name="T4">le informazioni e </text:span><text:span text:style-name="T3">i membri. </text:span><text:span text:style-name="T4">Può abbandonare un gruppo a cui partecipa. </text:span><text:span text:style-name="T3">Può decidere di creare un nuovo gruppo diventando Utente Leader. </text:span><text:span text:style-name="T4">Può visualizzare e modificare una pagina personale con le proprie informazioni</text:span></text:p>
        </text:list-item>
        <text:list-item>
          <text:p text:style-name="P12"><text:span text:style-name="T7">Utente Leader: </text:span><text:span text:style-name="T4">può rimuovere file dal gruppo di cui è Leader. Può accettare o rifiutare le richieste di accesso al gruppo. Può cancellare il gruppo. Può </text:span><text:span text:style-name="T5">modificare la descrizione del gruppo. Ha inoltre tutte le funzionalità dell’utente.</text:span></text:p>
        </text:list-item>
        <text:list-item>
          <text:p text:style-name="P15"><text:span text:style-name="T13">Utente non registrato:</text:span><text:span text:style-name="T10"> può accedere tramite uno dei metodi di autenticazione offerti dalla piattaforma.</text:span></text:p>
        </text:list-item>
      </text:list>
      <text:p text:style-name="P11"/>
      <text:p text:style-name="P11">Modalità di Accesso: </text:p>
      <text:p text:style-name="P8"/>
      <text:list xml:id="list142523751636162" text:continue-numbering="true" text:style-name="L1">
        <text:list-item>
          <text:p text:style-name="P14">Accesso locale: <text:span text:style-name="T8">disponibile esclusivamente per l’amministratore del sistema</text:span></text:p>
        </text:list-item>
        <text:list-item>
          <text:p text:style-name="P14">Accesso tramite Google:<text:span text:style-name="T8"> autenticazione mediante Google con mail istituzionale </text:span><text:span text:style-name="T9">S</text:span><text:span text:style-name="T8">apienza, di dominio studenti.uniroma1.it</text:span></text:p>
        </text:list-item>
      </text:list>
      <text:p text:style-name="P6"/>
      <text:p text:style-name="P10">Descrizione dati Gestiti:</text:p>
      <text:p text:style-name="P9"/>
      <text:list xml:id="list3378811940" text:style-name="L2">
        <text:list-item>
          <text:p text:style-name="P16"><text:span text:style-name="T14">Utente:</text:span><text:span text:style-name="T11"> alla prima registrazione inserisce i suoi dati personali ossia nome, cognome, matricola, provincia e breve bio personale. Oltre a questi dati, per ogni utente è specificato se è Leader di un gruppo (e se sì di quale) e i gruppi a cui partecipa.</text:span></text:p>
        </text:list-item>
        <text:list-item>
          <text:p text:style-name="P17"><text:span text:style-name="T15">Amministratore: </text:span><text:span text:style-name="T12">un amministratore è già inserito nel sistema, e non è prevista una registrazione. Un amministratore è caratterizzato da nome, cognome, matricola, provincia e breve bio personale.</text:span></text:p>
        </text:list-item>
        <text:list-item>
          <text:p text:style-name="P17"><text:span text:style-name="T15">Gruppo: </text:span><text:span text:style-name="T12">al momento della creazione del gruppo, l’Utente Leader inserisce l’esame, il docente e la descrizione del gruppo. Un gruppo è inoltre caratterizzato dai suoi Utenti e dall’Utente Leader del gruppo, oltre che dai file condivisi nel gruppo. </text:span></text:p>
        </text:list-item>
        <text:list-item>
          <text:p text:style-name="P17"><text:span text:style-name="T15">Esame:</text:span><text:span text:style-name="T12"> un esame è caratterizzato da un nome e dal docente che tiene il corso. Non possono esistere due esami con lo stesso nome e lo stesso docente. Gli esami sono gestiti esclusivamente dall’amministratore, che può aggiungerne di nuovi o rimuoverli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199cm" style:type="center"/>
          <style:tab-stop style:position="20.39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199cm" style:type="center"/>
          <style:tab-stop style:position="20.39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229cm" fo:margin-bottom="0.229cm" fo:margin-left="0.199cm" fo:margin-right="0.23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6T17:10:58.366000000</meta:creation-date>
    <meta:generator>LibreOffice/7.1.3.2$Linux_X86_64 LibreOffice_project/10$Build-2</meta:generator>
    <dc:date>2021-05-23T14:25:23.079468672</dc:date>
    <meta:editing-duration>PT1H16M22S</meta:editing-duration>
    <meta:editing-cycles>21</meta:editing-cycles>
    <meta:document-statistic meta:table-count="0" meta:image-count="0" meta:object-count="0" meta:page-count="1" meta:paragraph-count="17" meta:word-count="392" meta:character-count="2638" meta:non-whitespace-character-count="2211"/>
  </office:meta>
</office:document-meta>
</file>